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venir Next" svg:font-family="'Avenir Next'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94db" officeooo:paragraph-rsid="001728a4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officeooo:paragraph-rsid="001728a4" style:font-weight-asian="bold" style:font-weight-complex="bold"/>
    </style:style>
    <style:style style:name="P3" style:family="paragraph" style:parent-style-name="Text_20_body">
      <style:text-properties fo:font-weight="bold" officeooo:paragraph-rsid="001728a4" style:font-weight-asian="bold" style:font-weight-complex="bold"/>
    </style:style>
    <style:style style:name="P4" style:family="paragraph" style:parent-style-name="Text_20_body" style:list-style-name="L2">
      <style:text-properties officeooo:paragraph-rsid="001728a4"/>
    </style:style>
    <style:style style:name="P5" style:family="paragraph" style:parent-style-name="Text_20_body" style:list-style-name="L17">
      <style:text-properties officeooo:paragraph-rsid="001728a4"/>
    </style:style>
    <style:style style:name="P6" style:family="paragraph" style:parent-style-name="Text_20_body" style:list-style-name="L18">
      <style:text-properties officeooo:paragraph-rsid="001728a4"/>
    </style:style>
    <style:style style:name="P7" style:family="paragraph" style:parent-style-name="Text_20_body" style:list-style-name="L19">
      <style:text-properties officeooo:paragraph-rsid="001728a4"/>
    </style:style>
    <style:style style:name="P8" style:family="paragraph" style:parent-style-name="Text_20_body" style:list-style-name="L20">
      <style:text-properties officeooo:paragraph-rsid="001728a4"/>
    </style:style>
    <style:style style:name="P9" style:family="paragraph" style:parent-style-name="Text_20_body" style:list-style-name="L21">
      <style:text-properties officeooo:paragraph-rsid="001728a4"/>
    </style:style>
    <style:style style:name="P10" style:family="paragraph" style:parent-style-name="Text_20_body" style:list-style-name="L22">
      <style:text-properties officeooo:paragraph-rsid="001728a4"/>
    </style:style>
    <style:style style:name="P11" style:family="paragraph" style:parent-style-name="Text_20_body" style:list-style-name="L23">
      <style:text-properties officeooo:paragraph-rsid="001728a4"/>
    </style:style>
    <style:style style:name="P12" style:family="paragraph" style:parent-style-name="Text_20_body" style:list-style-name="L24">
      <style:text-properties officeooo:paragraph-rsid="001728a4"/>
    </style:style>
    <style:style style:name="P13" style:family="paragraph" style:parent-style-name="Text_20_body" style:list-style-name="L25">
      <style:text-properties officeooo:paragraph-rsid="001728a4"/>
    </style:style>
    <style:style style:name="P14" style:family="paragraph" style:parent-style-name="Text_20_body" style:list-style-name="L26">
      <style:text-properties officeooo:paragraph-rsid="001728a4"/>
    </style:style>
    <style:style style:name="P15" style:family="paragraph" style:parent-style-name="Text_20_body" style:list-style-name="L27">
      <style:text-properties officeooo:paragraph-rsid="001728a4"/>
    </style:style>
    <style:style style:name="P16" style:family="paragraph" style:parent-style-name="Text_20_body" style:list-style-name="L28">
      <style:text-properties officeooo:paragraph-rsid="001728a4"/>
    </style:style>
    <style:style style:name="P17" style:family="paragraph" style:parent-style-name="Text_20_body" style:list-style-name="L29">
      <style:text-properties officeooo:paragraph-rsid="001728a4"/>
    </style:style>
    <style:style style:name="P18" style:family="paragraph" style:parent-style-name="Text_20_body" style:list-style-name="L30">
      <style:text-properties officeooo:paragraph-rsid="001728a4"/>
    </style:style>
    <style:style style:name="P19" style:family="paragraph" style:parent-style-name="Text_20_body" style:list-style-name="L31">
      <style:text-properties officeooo:paragraph-rsid="001728a4"/>
    </style:style>
    <style:style style:name="P20" style:family="paragraph" style:parent-style-name="Text_20_body">
      <style:text-properties officeooo:paragraph-rsid="001728a4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officeooo:paragraph-rsid="001728a4"/>
    </style:style>
    <style:style style:name="P22" style:family="paragraph" style:parent-style-name="Text_20_body" style:list-style-name="L17">
      <style:paragraph-properties fo:margin-top="0cm" fo:margin-bottom="0cm" loext:contextual-spacing="false"/>
      <style:text-properties officeooo:paragraph-rsid="001728a4"/>
    </style:style>
    <style:style style:name="P23" style:family="paragraph" style:parent-style-name="Text_20_body" style:list-style-name="L18">
      <style:paragraph-properties fo:margin-top="0cm" fo:margin-bottom="0cm" loext:contextual-spacing="false"/>
      <style:text-properties officeooo:paragraph-rsid="001728a4"/>
    </style:style>
    <style:style style:name="P24" style:family="paragraph" style:parent-style-name="Text_20_body" style:list-style-name="L19">
      <style:paragraph-properties fo:margin-top="0cm" fo:margin-bottom="0cm" loext:contextual-spacing="false"/>
      <style:text-properties officeooo:paragraph-rsid="001728a4"/>
    </style:style>
    <style:style style:name="P25" style:family="paragraph" style:parent-style-name="Text_20_body" style:list-style-name="L20">
      <style:paragraph-properties fo:margin-top="0cm" fo:margin-bottom="0cm" loext:contextual-spacing="false"/>
      <style:text-properties officeooo:paragraph-rsid="001728a4"/>
    </style:style>
    <style:style style:name="P26" style:family="paragraph" style:parent-style-name="Text_20_body" style:list-style-name="L21">
      <style:paragraph-properties fo:margin-top="0cm" fo:margin-bottom="0cm" loext:contextual-spacing="false"/>
      <style:text-properties officeooo:paragraph-rsid="001728a4"/>
    </style:style>
    <style:style style:name="P27" style:family="paragraph" style:parent-style-name="Text_20_body" style:list-style-name="L22">
      <style:paragraph-properties fo:margin-top="0cm" fo:margin-bottom="0cm" loext:contextual-spacing="false"/>
      <style:text-properties officeooo:paragraph-rsid="001728a4"/>
    </style:style>
    <style:style style:name="P28" style:family="paragraph" style:parent-style-name="Text_20_body" style:list-style-name="L23">
      <style:paragraph-properties fo:margin-top="0cm" fo:margin-bottom="0cm" loext:contextual-spacing="false"/>
      <style:text-properties officeooo:paragraph-rsid="001728a4"/>
    </style:style>
    <style:style style:name="P29" style:family="paragraph" style:parent-style-name="Text_20_body" style:list-style-name="L24">
      <style:paragraph-properties fo:margin-top="0cm" fo:margin-bottom="0cm" loext:contextual-spacing="false"/>
      <style:text-properties officeooo:paragraph-rsid="001728a4"/>
    </style:style>
    <style:style style:name="P30" style:family="paragraph" style:parent-style-name="Text_20_body" style:list-style-name="L25">
      <style:paragraph-properties fo:margin-top="0cm" fo:margin-bottom="0cm" loext:contextual-spacing="false"/>
      <style:text-properties officeooo:paragraph-rsid="001728a4"/>
    </style:style>
    <style:style style:name="P31" style:family="paragraph" style:parent-style-name="Text_20_body" style:list-style-name="L26">
      <style:paragraph-properties fo:margin-top="0cm" fo:margin-bottom="0cm" loext:contextual-spacing="false"/>
      <style:text-properties officeooo:paragraph-rsid="001728a4"/>
    </style:style>
    <style:style style:name="P32" style:family="paragraph" style:parent-style-name="Text_20_body" style:list-style-name="L27">
      <style:paragraph-properties fo:margin-top="0cm" fo:margin-bottom="0cm" loext:contextual-spacing="false"/>
      <style:text-properties officeooo:paragraph-rsid="001728a4"/>
    </style:style>
    <style:style style:name="P33" style:family="paragraph" style:parent-style-name="Text_20_body" style:list-style-name="L28">
      <style:paragraph-properties fo:margin-top="0cm" fo:margin-bottom="0cm" loext:contextual-spacing="false"/>
      <style:text-properties officeooo:paragraph-rsid="001728a4"/>
    </style:style>
    <style:style style:name="P34" style:family="paragraph" style:parent-style-name="Text_20_body" style:list-style-name="L29">
      <style:paragraph-properties fo:margin-top="0cm" fo:margin-bottom="0cm" loext:contextual-spacing="false"/>
      <style:text-properties officeooo:paragraph-rsid="001728a4"/>
    </style:style>
    <style:style style:name="P35" style:family="paragraph" style:parent-style-name="Text_20_body" style:list-style-name="L30">
      <style:paragraph-properties fo:margin-top="0cm" fo:margin-bottom="0cm" loext:contextual-spacing="false"/>
      <style:text-properties officeooo:paragraph-rsid="001728a4"/>
    </style:style>
    <style:style style:name="P36" style:family="paragraph" style:parent-style-name="Text_20_body" style:list-style-name="L31">
      <style:paragraph-properties fo:margin-top="0cm" fo:margin-bottom="0cm" loext:contextual-spacing="false"/>
      <style:text-properties officeooo:paragraph-rsid="001728a4"/>
    </style:style>
    <style:style style:name="T1" style:family="text">
      <style:text-properties fo:color="#660000"/>
    </style:style>
    <style:style style:name="T2" style:family="text">
      <style:text-properties fo:color="#0066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ole generali di traduzione</text:p>
      <text:p text:style-name="P20">La localizzazione (traduzione) dei software Mozilla, della documentazione della Knowledge Base e delle estensioni segue regole precise e consolidate.</text:p>
      <text:p text:style-name="P20">Tutti i localizzatori che operano per Mozilla Italia utilizzano le stesse regole di stile per i programmi, per le estensioni e per la documentazione.</text:p>
      <text:p text:style-name="P20">Esistono comunque casi in cui il buon senso può ugualmente produrre una traduzione consistente (o addirittura migliore) ignorando in modo consapevole queste regole.</text:p>
      <text:p text:style-name="P20">In caso di dubbi su questioni di stile non affrontate in questo articolo, è possibile consultare <text:a xlink:type="simple" xlink:href="http://wiki.services.openoffice.org/wiki/IT/StyleGuides" office:target-frame-name="_blank" xlink:show="new" text:style-name="Internet_20_link" text:visited-style-name="Visited_20_Internet_20_Link">questa pagina</text:a> del Wiki di OpenOffice.org che contiene molti link utili per la traduzione della documentazione tecnica.</text:p>
      <text:p text:style-name="P20">Le discussioni sulla localizzazione avvengono nella <text:a xlink:type="simple" xlink:href="http://forum.mozillaitalia.org/viewforum.php?f=8" text:style-name="Internet_20_link" text:visited-style-name="Visited_20_Internet_20_Link">sezione localizzazioni</text:a> del forum e nella <text:a xlink:type="simple" xlink:href="http://forum.mozillaitalia.org/index.php?board=25.0" office:target-frame-name="_blank" xlink:show="new" text:style-name="Internet_20_link" text:visited-style-name="Visited_20_Internet_20_Link">sezione dedicata a SUMO</text:a> (documentazione), in cui tutti gli utenti possono inoltrare eventuali segnalazioni o proposte di correzione.</text:p>
      <text:p text:style-name="P3"><text:bookmark text:name="Terminologia"/>Terminologia</text:p>
      <text:p text:style-name="P20">Verificare scrupolosamente la correttezza dei termini utilizzati. Nel dubbio è possibile verificare sul <text:a xlink:type="simple" xlink:href="http://dizionari.hoepli.it/Dizionario_Italiano.aspx?idD=1" office:target-frame-name="_blank" xlink:show="new" text:style-name="Internet_20_link" text:visited-style-name="Visited_20_Internet_20_Link">Dizionario Hoepli</text:a> o altri dizionari online, mentre in <text:a xlink:type="simple" xlink:href="https://www.mozillaitalia.org/home/2004/10/22/piccola-guida-grammaticale/" text:style-name="Internet_20_link" text:visited-style-name="Visited_20_Internet_20_Link">questo articolo</text:a> sono elencati gli errori commessi più di frequente.</text:p>
      <text:p text:style-name="P20">Diversi termini tecnici non vengono tradotti. Alcuni esempi di parole da non tradurre: menu, file, browser, server, cookie, firewall, proxy.</text:p>
      <text:p text:style-name="P3">Casi notevoli</text:p>
      <text:p text:style-name="P20">Vi sono alcune eccezioni a quanto detto precedentemente. Ad esempio la parola <text:span text:style-name="Emphasis">click</text:span> in italiano verrà tradotta con <text:span text:style-name="Emphasis">clic</text:span> (senza la <text:span text:style-name="Emphasis">k</text:span> finale); si preferisce tradurre il verbo <text:span text:style-name="Emphasis">to click</text:span> con <text:span text:style-name="Emphasis">fare clic</text:span> (in luogo di <text:span text:style-name="Emphasis">cliccare</text:span>). Altre eccezioni:</text:p>
      <text:list xml:id="list1642090563023906476" text:style-name="L2">
        <text:list-item>
          <text:p text:style-name="P21">login = accesso </text:p>
        </text:list-item>
        <text:list-item>
          <text:p text:style-name="P21">directory = cartella </text:p>
        </text:list-item>
        <text:list-item>
          <text:p text:style-name="P4">frame = riquadro </text:p>
        </text:list-item>
      </text:list>
      <text:p text:style-name="P3">Plurale dei termini tecnici</text:p>
      <text:p text:style-name="P20">In italiano <text:span text:style-name="Strong_20_Emphasis">tutti i sostantivi inglesi al plurale rimangono sempre invariati</text:span>.</text:p>
      <text:list xml:id="list4724895706121799609" text:style-name="L17">
        <text:list-item>
          <text:p text:style-name="P22"><text:span text:style-name="Strong_20_Emphasis"><text:span text:style-name="T2">OK</text:span></text:span>: file, cookie, plugin, mouse </text:p>
        </text:list-item>
        <text:list-item>
          <text:p text:style-name="P5"><text:span text:style-name="Strong_20_Emphasis"><text:span text:style-name="T1">NO</text:span></text:span>: files, cookies, plugins, mice </text:p>
        </text:list-item>
      </text:list>
      <text:p text:style-name="P20">Alla fine della pagina è riportato un glossario con alcuni termini fondamentali e la relativa traduzione.</text:p>
      <text:p text:style-name="P3"><text:bookmark text:name="Maiuscole"/><text:soft-page-break/>Uso delle maiuscole</text:p>
      <text:p text:style-name="P20">Diversamente da quanto avviene nella lingua inglese, l’italiano ha regole più rigide per quel che riguarda l’utilizzo delle maiuscole. Utilizzare le lettere maiuscole nei seguenti casi:</text:p>
      <text:list xml:id="list423192062183516619" text:style-name="L18">
        <text:list-item>
          <text:p text:style-name="P23">nomi propri </text:p>
        </text:list-item>
        <text:list-item>
          <text:p text:style-name="P23">abbreviazioni e acronimi </text:p>
        </text:list-item>
        <text:list-item>
          <text:p text:style-name="P23">la prima lettera di ciascun termine che indichi il nome di un tasto della tastiera </text:p>
        </text:list-item>
        <text:list-item>
          <text:p text:style-name="P23">la prima lettera della prima parola di un periodo </text:p>
        </text:list-item>
        <text:list-item>
          <text:p text:style-name="P23">la prima lettera della prima parola di un titolo </text:p>
        </text:list-item>
        <text:list-item>
          <text:p text:style-name="P6">la prima lettera della prima parola di una funzione o di un’opzione </text:p>
        </text:list-item>
      </text:list>
      <text:p text:style-name="P20">Esempio:</text:p>
      <text:list xml:id="list6744362737312488320" text:style-name="L19">
        <text:list-item>
          <text:p text:style-name="P24"><text:span text:style-name="Strong_20_Emphasis"><text:span text:style-name="T2">OK</text:span></text:span>: Come personalizzare la Barra degli indirizzi </text:p>
        </text:list-item>
        <text:list-item>
          <text:p text:style-name="P7"><text:span text:style-name="Strong_20_Emphasis"><text:span text:style-name="T1">NO</text:span></text:span>: Come Personalizzare la Barra degli Indirizzi </text:p>
        </text:list-item>
      </text:list>
      <text:p text:style-name="P2"><text:bookmark text:name="Verbi"/>Modi e tempi dei verbi</text:p>
      <text:p text:style-name="P2">Descrizioni e messaggi del programma</text:p>
      <text:p text:style-name="P20">Si tratta dei messaggi che vengono inviati dal programma all’utilizzatore. <text:span text:style-name="Strong_20_Emphasis">È sempre preferibile l’utilizzo dello stile impersonale, evitando quindi il discorso diretto.</text:span></text:p>
      <text:list xml:id="list1234423953769343287" text:style-name="L20">
        <text:list-item>
          <text:p text:style-name="P25"><text:span text:style-name="Strong_20_Emphasis"><text:span text:style-name="T2">OK</text:span></text:span>: Visitare la pagina di download per scaricare il programma </text:p>
        </text:list-item>
        <text:list-item>
          <text:p text:style-name="P8"><text:span text:style-name="Strong_20_Emphasis"><text:span text:style-name="T1">NO</text:span></text:span>: Vai alla pagina di download per scaricare il programma </text:p>
        </text:list-item>
      </text:list>
      <text:p text:style-name="P3">Aggettivi e pronomi possessivi</text:p>
      <text:p text:style-name="P20">Per esigenza di utilizzo della forma impersonale, in questi messaggi si tende a sostituire gli aggettivi e i pronomi possessivi (mio, tuo, suo, ecc.) con “proprio”, “propria”; in alcuni casi è consentito ometterli del tutto. Esempi:</text:p>
      <text:list xml:id="list2054069902527961823" text:style-name="L21">
        <text:list-item>
          <text:p text:style-name="P26"><text:span text:style-name="Strong_20_Emphasis"><text:span text:style-name="T2">OK</text:span></text:span>: È necessario effettuare un backup del proprio profilo </text:p>
        </text:list-item>
        <text:list-item>
          <text:p text:style-name="P9"><text:span text:style-name="Strong_20_Emphasis"><text:span text:style-name="T1">NO</text:span></text:span>: Devi effettuare un backup del tuo profilo </text:p>
        </text:list-item>
      </text:list>
      <text:list xml:id="list8640792646783293287" text:style-name="L22">
        <text:list-item>
          <text:p text:style-name="P27"><text:span text:style-name="Strong_20_Emphasis"><text:span text:style-name="T2">OK</text:span></text:span>: All’apertura di Firefox verrà visualizzata la propria pagina iniziale. </text:p>
        </text:list-item>
        <text:list-item>
          <text:p text:style-name="P10"><text:span text:style-name="Strong_20_Emphasis"><text:span text:style-name="T1">NO</text:span></text:span>: Quando apri Firefox, viene visualizzata la tua pagina iniziale. </text:p>
        </text:list-item>
      </text:list>
      <text:list xml:id="list5517144476837721082" text:style-name="L23">
        <text:list-item>
          <text:p text:style-name="P28"><text:span text:style-name="Strong_20_Emphasis"><text:span text:style-name="T2">OK</text:span></text:span>: Se il computer non riesce a collegarsi ad Internet </text:p>
        </text:list-item>
        <text:list-item>
          <text:p text:style-name="P11"><text:span text:style-name="Strong_20_Emphasis"><text:span text:style-name="T1">NO</text:span></text:span>: Se il tuo computer non riesce a collegarsi ad Internet </text:p>
        </text:list-item>
      </text:list>
      <text:p text:style-name="P3">Forme progressive</text:p>
      <text:p text:style-name="P20"><text:soft-page-break/>Le forme al gerundio vanno tradotte con il sostantivo relativo all’azione compiuta. Esempi:</text:p>
      <text:list xml:id="list8112513199721406111" text:style-name="L24">
        <text:list-item>
          <text:p text:style-name="P29">Loading… : <text:span text:style-name="Emphasis">Caricamento in corso…</text:span> </text:p>
        </text:list-item>
        <text:list-item>
          <text:p text:style-name="P29">Saving…: <text:span text:style-name="Emphasis">Salvataggio in corso…</text:span> </text:p>
        </text:list-item>
        <text:list-item>
          <text:p text:style-name="P12">Exiting…<text:span text:style-name="Emphasis">: Uscita dal programma in corso…</text:span> </text:p>
        </text:list-item>
      </text:list>
      <text:p text:style-name="P3">Voci di menu/etichette dei pulsanti</text:p>
      <text:p text:style-name="P20">Si tratta delle azioni associate al pulsante o alla voce di menu (oppure il nome della funzione o della finestra di dialogo richiamata al clic del mouse) e possono generalmente essere considerate come i comandi impartiti dall’utilizzatore al programma.</text:p>
      <text:p text:style-name="P20"><text:span text:style-name="Strong_20_Emphasis">La forma preferibile è la seconda persona dell’imperativo.</text:span> Da evitare gli articoli determinativi in quanto lo spazio in genere è per due o tre parole. Al posto di preposizioni articolate è meglio usare preposizioni semplici. Esempi:</text:p>
      <text:list xml:id="list8444000860320748234" text:style-name="L25">
        <text:list-item>
          <text:p text:style-name="P30">Salva pagina con nome… </text:p>
        </text:list-item>
        <text:list-item>
          <text:p text:style-name="P30">Visualizza sorgente pagina </text:p>
        </text:list-item>
        <text:list-item>
          <text:p text:style-name="P13">Aumenta zoom </text:p>
        </text:list-item>
      </text:list>
      <text:p text:style-name="P3">Titoli di finestre</text:p>
      <text:p text:style-name="P20">Descrivono l’azione compiuta nella finestra. In mancanza di un nome definito, <text:span text:style-name="Strong_20_Emphasis">utilizzare il sostantivo relativo all’azione in corso.</text:span></text:p>
      <text:list xml:id="list943912229409233976" text:style-name="L26">
        <text:list-item>
          <text:p text:style-name="P31">Creazione account </text:p>
        </text:list-item>
        <text:list-item>
          <text:p text:style-name="P14">Salvataggio file </text:p>
        </text:list-item>
      </text:list>
      <text:p text:style-name="P3">Tooltip (suggerimenti)</text:p>
      <text:p text:style-name="P20">Si tratta dei messaggi descrittivi che compaiono in corrispondenza di un elemento dell’interfaccia al passaggio del puntatore del mouse. <text:span text:style-name="Strong_20_Emphasis">La forma da utilizzare è il presente indicativo, terza persona singolare.</text:span> Gli articoli determinativi e indeterminativi vanno esclusi solo in casi di eccessiva prolissità (in questi casi potrebbe essere consigliabile anche l’uso di abbreviazioni). Il soggetto è implicitamente l’elemento sotto il cursore. Esempi:</text:p>
      <text:list xml:id="list3629376305966413275" text:style-name="L27">
        <text:list-item>
          <text:p text:style-name="P32">Interrompe il caricamento in corso (per il pulsante “Stop”) </text:p>
        </text:list-item>
        <text:list-item>
          <text:p text:style-name="P15">Apri una nuova scheda (per il pulsante “Nuova scheda”) </text:p>
        </text:list-item>
      </text:list>
      <text:p text:style-name="P3"><text:bookmark text:name="Altre"/>Altre regole</text:p>
      <text:p text:style-name="P20">Ecco, in ordine sparso, una serie di regole che è buona norma tenere presente:</text:p>
      <text:p text:style-name="P3"><text:soft-page-break/>Forme di cortesia</text:p>
      <text:p text:style-name="P20">Nella lingua inglese sono molto comuni (please, …); in italiano tali espressioni non vanno tradotte.</text:p>
      <text:list xml:id="list5802640755869527188" text:style-name="L28">
        <text:list-item>
          <text:p text:style-name="P33"><text:span text:style-name="Strong_20_Emphasis"><text:span text:style-name="T2">OK</text:span></text:span>: Per continuare premere OK </text:p>
        </text:list-item>
        <text:list-item>
          <text:p text:style-name="P16"><text:span text:style-name="Strong_20_Emphasis"><text:span text:style-name="T1">NO</text:span></text:span>: Per continuare si prega di premere OK </text:p>
        </text:list-item>
      </text:list>
      <text:p text:style-name="P3">Enfasi</text:p>
      <text:p text:style-name="P20">Le espressioni enfatiche non vengono tradotte e in quei casi si preferisce dare al contenuto una resa più impersonale.</text:p>
      <text:list xml:id="list4515622170015665098" text:style-name="L29">
        <text:list-item>
          <text:p text:style-name="P34"><text:span text:style-name="Strong_20_Emphasis"><text:span text:style-name="T2">OK</text:span></text:span>: Impossibile salvare il file </text:p>
        </text:list-item>
        <text:list-item>
          <text:p text:style-name="P17"><text:span text:style-name="Strong_20_Emphasis"><text:span text:style-name="T1">NO</text:span></text:span>: Impossibile salvare il file! </text:p>
        </text:list-item>
      </text:list>
      <text:p text:style-name="P3">Personificazione dell’hardware e del software</text:p>
      <text:p text:style-name="P20">Da evitare quando possibile, anche volgendo la frase al passivo.</text:p>
      <text:list xml:id="list7675767701422196262" text:style-name="L30">
        <text:list-item>
          <text:p text:style-name="P35"><text:span text:style-name="Strong_20_Emphasis"><text:span text:style-name="T2">OK</text:span></text:span>: Verranno eliminati i dati personali </text:p>
        </text:list-item>
        <text:list-item>
          <text:p text:style-name="P18"><text:span text:style-name="Strong_20_Emphasis"><text:span text:style-name="T1">NO</text:span></text:span>: Firefox eliminerà i dati personali </text:p>
        </text:list-item>
      </text:list>
      <text:p text:style-name="P3">Messaggi di conferma</text:p>
      <text:p text:style-name="P20">Molto spesso le finestre di dialogo conferma per una determinata azione contengono messaggi del tipo “Si è sicuri di volere….?”. Di norma tali espressioni non vengono tradotte.</text:p>
      <text:list xml:id="list5339211488690636368" text:style-name="L31">
        <text:list-item>
          <text:p text:style-name="P36"><text:span text:style-name="Strong_20_Emphasis"><text:span text:style-name="T2">OK</text:span></text:span>: Eliminare il file? </text:p>
        </text:list-item>
        <text:list-item>
          <text:p text:style-name="P19"><text:span text:style-name="Strong_20_Emphasis"><text:span text:style-name="T1">NO</text:span></text:span>: Si è sicuri di voler eliminare il file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venir Next" svg:font-family="'Avenir Next'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Next" fo:font-size="12pt" fo:language="it" fo:country="IT" style:letter-kerning="true" style:font-name-asian="MS PMincho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Next" fo:font-size="12pt" fo:language="it" fo:country="IT" style:letter-kerning="true" style:font-name-asian="MS PMincho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venir Next" fo:font-family="'Avenir Next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Next" fo:font-family="'Avenir Next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Next" fo:font-family="'Avenir Next'"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Todaro</meta:initial-creator>
    <meta:creation-date>2016-12-10T19:02:05.064705000</meta:creation-date>
    <dc:date>2016-12-10T19:02:37.696042000</dc:date>
    <dc:creator>Sara Todaro</dc:creator>
    <meta:editing-duration>PT33S</meta:editing-duration>
    <meta:editing-cycles>1</meta:editing-cycles>
    <meta:document-statistic meta:table-count="0" meta:image-count="0" meta:object-count="0" meta:page-count="4" meta:paragraph-count="80" meta:word-count="932" meta:character-count="5977" meta:non-whitespace-character-count="5125"/>
    <meta:generator>LibreOffice/5.1.6.2$MacOSX_X86_64 LibreOffice_project/07ac168c60a517dba0f0d7bc7540f5afa45f0909</meta:generator>
  </office:meta>
</office:document-meta>
</file>